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6cm" svg:height="9.006cm" svg:x="1.129cm" svg:y="10.611cm">
            <draw:object draw:notify-on-update-of-ranges="Tabelle1.A10:Tabelle1.A11 Tabelle1.A12:Tabelle1.A16 Tabelle1.B10:Tabelle1.B11 Tabelle1.B12:Tabelle1.B16 Tabelle1.A10:Tabelle1.A11 Tabelle1.A12:Tabelle1.A16 Tabelle1.C10:Tabelle1.C11 Tabelle1.C12:Tabelle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05cm" svg:x="19.624cm" svg:y="1.355cm">
            <draw:object draw:notify-on-update-of-ranges="Tabelle1.A2:Tabelle1.A3 Tabelle1.A4:Tabelle1.A7 Tabelle1.B2:Tabelle1.B3 Tabelle1.B4:Tabelle1.B7 Tabelle1.A2:Tabelle1.A3 Tabelle1.A4:Tabelle1.A7 Tabelle1.C2:Tabelle1.C3 Tabelle1.C4:Tabelle1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eldru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a xlink:href="mailto:V@12V" xlink:type="simple">V@12V</text:a></text:p>
          </table:table-cell>
        </table:table-row>
        <table:table-row table:style-name="ro1">
          <table:table-cell office:value-type="string" calcext:value-type="string">
            <text:p>[bar]</text:p>
          </table:table-cell>
          <table:table-cell office:value-type="string" calcext:value-type="string">
            <text:p>[Ohm]</text:p>
          </table:table-cell>
          <table:table-cell office:value-type="string" calcext:value-type="string">
            <text:p>[V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Wass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a xlink:href="mailto:V@12V" xlink:type="simple">V@12V</text:a></text:p>
          </table:table-cell>
        </table:table-row>
        <table:table-row table:style-name="ro1">
          <table:table-cell office:value-type="string" calcext:value-type="string">
            <text:p>[°C]</text:p>
          </table:table-cell>
          <table:table-cell office:value-type="string" calcext:value-type="string">
            <text:p>[Ohm]</text:p>
          </table:table-cell>
          <table:table-cell office:value-type="string" calcext:value-type="string">
            <text:p>[V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" calcext:value-type="float">
            <text:p>134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.2" calcext:value-type="float">
            <text:p>51,2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5" calcext:value-type="float">
            <text:p>38,5</text:p>
          </table:table-cell>
          <table:table-cell office:value-type="float" office:value="4.03" calcext:value-type="float">
            <text:p>4,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.88" calcext:value-type="float">
            <text:p>2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0:28:48.368249835</meta:creation-date>
    <dc:date>2024-02-16T20:48:26.708102987</dc:date>
    <meta:editing-duration>PT9M28S</meta:editing-duration>
    <meta:editing-cycles>1</meta:editing-cycles>
    <meta:document-statistic meta:table-count="1" meta:cell-count="36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7cm" xlink:href=".." xlink:type="simple" chart:class="chart:scatter" chart:style-name="ch1">
        <chart:title svg:x="6.738cm" svg:y="0.316cm" chart:style-name="ch2">
          <text:p>Kühlwasser</text:p>
        </chart:title>
        <chart:legend chart:legend-position="end" svg:x="13.541cm" svg:y="3.948cm" style:legend-expansion="high" chart:style-name="ch3"/>
        <chart:plot-area chart:style-name="ch4" table:cell-range-address="Tabelle1.A10:Tabelle1.C16" chart:data-source-has-labels="row" svg:x="1.316cm" svg:y="1.271cm" svg:width="11.04cm" svg:height="6.589cm">
          <chart:coordinate-region svg:x="2.126cm" svg:y="1.475cm" svg:width="9.793cm" svg:height="5.731cm"/>
          <chart:axis chart:dimension="x" chart:name="primary-x" chart:style-name="ch5">
            <chart:title svg:x="6.429cm" svg:y="8.04cm" chart:style-name="ch6">
              <text:p>T[°C]</text:p>
            </chart:title>
          </chart:axis>
          <chart:axis chart:dimension="y" chart:name="primary-y" chart:style-name="ch7">
            <chart:title svg:x="0.451cm" svg:y="5.042cm" chart:style-name="ch8">
              <text:p>[Ohm]</text:p>
            </chart:title>
            <chart:grid chart:style-name="ch9" chart:class="major"/>
          </chart:axis>
          <chart:axis chart:dimension="y" chart:name="secondary-y" chart:style-name="ch10">
            <chart:title svg:x="12.675cm" svg:y="4.82cm" chart:style-name="ch8">
              <text:p>[V]</text:p>
            </chart:title>
          </chart:axis>
          <chart:series chart:attached-axis="primary-y" chart:style-name="ch11" chart:values-cell-range-address="Tabelle1.B12:Tabelle1.B16" chart:label-cell-address="Tabelle1.B10:Tabelle1.B11" chart:class="chart:scatter">
            <chart:domain table:cell-range-address="Tabelle1.A12:Tabelle1.A16"/>
            <chart:data-point chart:repeated="5"/>
          </chart:series>
          <chart:series chart:attached-axis="secondary-y" chart:style-name="ch12" chart:values-cell-range-address="Tabelle1.C12:Tabelle1.C16" chart:label-cell-address="Tabelle1.C10:Tabelle1.C1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 [Ohm]</text:p>
                <text:list>
                  <text:list-item>
                    <text:p>R</text:p>
                  </text:list-item>
                  <text:list-item>
                    <text:p>[Ohm]</text:p>
                  </text:list-item>
                </text:list>
                <draw:g>
                  <svg:desc>Tabelle1.B10:Tabelle1.B11</svg:desc>
                </draw:g>
              </table:table-cell>
              <table:table-cell office:value-type="string">
                <text:p>V@12V [V]</text:p>
                <text:list>
                  <text:list-item>
                    <text:p>V@12V</text:p>
                  </text:list-item>
                  <text:list-item>
                    <text:p>[V]</text:p>
                  </text:list-item>
                </text:list>
                <draw:g>
                  <svg:desc>Tabelle1.C10:Tabelle1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abelle1.A12:Tabelle1.A16</svg:desc>
                </draw:g>
              </table:table-cell>
              <table:table-cell office:value-type="float" office:value="NaN">
                <text:p>NaN</text:p>
                <draw:g>
                  <svg:desc>Tabelle1.B12:Tabelle1.B16</svg:desc>
                </draw:g>
              </table:table-cell>
              <table:table-cell office:value-type="float" office:value="NaN">
                <text:p>NaN</text:p>
                <draw:g>
                  <svg:desc>Tabelle1.C12:Tabelle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34">
                <text:p>13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51.2">
                <text:p>51.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8.5">
                <text:p>38.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.88">
                <text:p>2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7.006cm" svg:y="0.316cm" chart:style-name="ch2">
          <text:p>Oeldruck</text:p>
        </chart:title>
        <chart:legend chart:legend-position="end" svg:x="13.541cm" svg:y="3.948cm" style:legend-expansion="high" chart:style-name="ch3"/>
        <chart:plot-area chart:style-name="ch4" table:cell-range-address="Tabelle1.A2:Tabelle1.C7" chart:data-source-has-labels="row" svg:x="1.316cm" svg:y="1.271cm" svg:width="11.04cm" svg:height="6.588cm">
          <chart:coordinate-region svg:x="2.126cm" svg:y="1.475cm" svg:width="9.512cm" svg:height="5.73cm"/>
          <chart:axis chart:dimension="x" chart:name="primary-x" chart:style-name="ch5">
            <chart:title svg:x="6.476cm" svg:y="8.039cm" chart:style-name="ch6">
              <text:p>[bar]</text:p>
            </chart:title>
          </chart:axis>
          <chart:axis chart:dimension="y" chart:name="primary-y" chart:style-name="ch7">
            <chart:title svg:x="0.451cm" svg:y="5.042cm" chart:style-name="ch8">
              <text:p>[Ohm]</text:p>
            </chart:title>
            <chart:grid chart:style-name="ch9" chart:class="major"/>
          </chart:axis>
          <chart:axis chart:dimension="y" chart:name="secondary-y" chart:style-name="ch10">
            <chart:title svg:x="12.675cm" svg:y="4.82cm" chart:style-name="ch8">
              <text:p>[V]</text:p>
            </chart:title>
          </chart:axis>
          <chart:series chart:attached-axis="primary-y" chart:style-name="ch11" chart:values-cell-range-address="Tabelle1.B4:Tabelle1.B7" chart:label-cell-address="Tabelle1.B2:Tabelle1.B3" chart:class="chart:scatter">
            <chart:domain table:cell-range-address="Tabelle1.A4:Tabelle1.A7"/>
            <chart:data-point chart:repeated="4"/>
          </chart:series>
          <chart:series chart:attached-axis="secondary-y" chart:style-name="ch12" chart:values-cell-range-address="Tabelle1.C4:Tabelle1.C7" chart:label-cell-address="Tabelle1.C2:Tabelle1.C3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 [Ohm]</text:p>
                <text:list>
                  <text:list-item>
                    <text:p>R</text:p>
                  </text:list-item>
                  <text:list-item>
                    <text:p>[Ohm]</text:p>
                  </text:list-item>
                </text:list>
                <draw:g>
                  <svg:desc>Tabelle1.B2:Tabelle1.B3</svg:desc>
                </draw:g>
              </table:table-cell>
              <table:table-cell office:value-type="string">
                <text:p>V@12V [V]</text:p>
                <text:list>
                  <text:list-item>
                    <text:p>V@12V</text:p>
                  </text:list-item>
                  <text:list-item>
                    <text:p>[V]</text:p>
                  </text:list-item>
                </text:list>
                <draw:g>
                  <svg:desc>Tabelle1.C2:Tabe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4:Tabelle1.A7</svg:desc>
                </draw:g>
              </table:table-cell>
              <table:table-cell office:value-type="float" office:value="10">
                <text:p>10</text:p>
                <draw:g>
                  <svg:desc>Tabelle1.B4:Tabelle1.B7</svg:desc>
                </draw:g>
              </table:table-cell>
              <table:table-cell office:value-type="float" office:value="1">
                <text:p>1</text:p>
                <draw:g>
                  <svg:desc>Tabelle1.C4:Tabelle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4">
                <text:p>124</text:p>
              </table:table-cell>
              <table:table-cell office:value-type="float" office:value="4.35">
                <text:p>4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